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524cm" svg:y="0.762cm">
          <draw:text-box>
            <text:p text:style-name="P1"><text:span text:style-name="T1">Holy Gospel</text:span></text:p>
            <text:p text:style-name="P1"><text:span text:style-name="T2">Matthew 5:1–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638cm" svg:height="7.766cm" svg:x="1.524cm" svg:y="0.762cm">
          <draw:text-box>
            <text:p><text:span text:style-name="T3">1</text:span><text:span text:style-name="T4">Seeing the crowds, [Jesus] went up on the mountain, and when he sat down, his disciples came to him. </text:span><text:span text:style-name="T3">2</text:span><text:span text:style-name="T4">And he opened his mouth and taught them, saying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638cm" svg:height="6.263cm" svg:x="1.524cm" svg:y="0.762cm">
          <draw:text-box>
            <text:p text:style-name="P4"><text:span text:style-name="T3">3</text:span><text:span text:style-name="T4">“Blessed are the poor in spirit, for theirs is the kingdom of heaven.</text:span></text:p>
            <text:p text:style-name="P4"><text:span text:style-name="T3">4</text:span><text:span text:style-name="T4">“Blessed are those who mourn, for they shall be comforted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2" draw:layer="layout" svg:width="24.638cm" svg:height="6.263cm" svg:x="1.524cm" svg:y="0.762cm">
          <draw:text-box>
            <text:p><text:span text:style-name="T3">5</text:span><text:span text:style-name="T4">“Blessed are the meek, for they shall inherit the earth.</text:span></text:p>
            <text:p><text:span text:style-name="T3">6</text:span><text:span text:style-name="T4">“Blessed are those who hunger and thirst for righteousness, for they shall be satisfi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2" draw:layer="layout" svg:width="24.638cm" svg:height="6.263cm" svg:x="1.524cm" svg:y="0.762cm">
          <draw:text-box>
            <text:p text:style-name="P4"><text:span text:style-name="T3">7</text:span><text:span text:style-name="T4">“Blessed are the merciful, for they shall receive mercy.</text:span></text:p>
            <text:p><text:span text:style-name="T3">8</text:span><text:span text:style-name="T4">“Blessed are the pure in heart, for they shall see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2" draw:layer="layout" svg:width="24.638cm" svg:height="7.766cm" svg:x="1.524cm" svg:y="0.762cm">
          <draw:text-box>
            <text:p text:style-name="P4"><text:span text:style-name="T3">9</text:span><text:span text:style-name="T4">“Blessed are the peacemakers, for they shall be called sons of God.</text:span></text:p>
            <text:p text:style-name="P4"><text:span text:style-name="T3">10</text:span><text:span text:style-name="T4">“Blessed are those who are persecuted for righteousness’ sake, for theirs is the kingdom of hea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2" draw:layer="layout" svg:width="24.638cm" svg:height="4.76cm" svg:x="1.524cm" svg:y="0.762cm">
          <draw:text-box>
            <text:p><text:span text:style-name="T3">11</text:span><text:span text:style-name="T4">“Blessed are you when others revile you and persecute you and utter all kinds of evil against you falsely on my accou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" draw:text-style-name="P2" draw:layer="layout" svg:width="24.638cm" svg:height="4.76cm" svg:x="1.524cm" svg:y="0.762cm">
          <draw:text-box>
            <text:p><text:span text:style-name="T3">12</text:span><text:span text:style-name="T4">Rejoice and be glad, for your reward is great in heaven, for so they persecuted the prophets who were before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4T11:06:55.671000000</meta:creation-date>
    <dc:date>2018-11-02T17:04:47.405000000</dc:date>
    <meta:editing-duration>PT10M13S</meta:editing-duration>
    <meta:editing-cycles>6</meta:editing-cycles>
    <meta:generator>LibreOffice/6.0.6.2$Windows_X86_64 LibreOffice_project/0c292870b25a325b5ed35f6b45599d2ea4458e77</meta:generator>
    <meta:document-statistic meta:object-count="45"/>
  </office:meta>
</office:document-meta>
</file>